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tina displays</text:h>
      <text:p text:style-name="Text_20_body">В приложении есть файл для больших Retina изображений. Необходима реализация всех backgrounds под Retina, изображения пусть остаются, какими есть.</text:p>
      <text:h text:style-name="Heading_20_2" text:outline-level="2">Fonts:</text:h>
      <text:p text:style-name="Text_20_body"><text:a xlink:type="simple" xlink:href="http://www.google.com/webfonts/specimen/Questrial">http://www.google.com/webfonts/specimen/Questrial</text:a></text:p>
      <text:p text:style-name="Text_20_body"><text:a xlink:type="simple" xlink:href="http://www.google.com/webfonts/specimen/Quicksand">http://www.google.com/webfonts/specimen/Quicksand</text:a></text:p>
      <text:p text:style-name="Text_20_body"/>
      <text:h text:style-name="Heading_20_2" text:outline-level="2">Header</text:h>
      <text:list xml:id="list176805095" text:style-name="L1">
        <text:list-item>
          <text:p text:style-name="P1">При клике на <text:s/>пункт меню, страница проскроливается к соответствующему блоку, при этом бордер и бг активного пункта также плавно переезжает на активный пункт.</text:p>
        </text:list-item>
        <text:list-item>
          <text:p text:style-name="P1">Изображение в круге. Необходимо реализовать все средствами CSS3. Клиент будет вставлять квадратное, прямоугольное изображение, - необходимо генерировать средствами CSS <text:s/>именно круглое, такого рахмера и с такой внутренней обводкой.</text:p>
        </text:list-item>
        <text:list-item>
          <text:p text:style-name="P1">При ховере на кнопки «Hire me now», «Portfolio» сделать градиент немного светлее исходного состояния. При клике на «Hire me now» контент проскроливается к Contact, при клике на «Portfolio» - к Portfolio</text:p>
        </text:list-item>
      </text:list>
      <text:h text:style-name="Heading_20_2" text:outline-level="2">About</text:h>
      <text:list xml:id="list1852577750" text:style-name="L2">
        <text:list-item>
          <text:p text:style-name="P2">Прогресс бары делаем на CSS3</text:p>
        </text:list-item>
      </text:list>
      <text:h text:style-name="Heading_20_2" text:outline-level="2">Portfolio</text:h>
      <text:list xml:id="list168076283" text:style-name="L3">
        <text:list-item>
          <text:p text:style-name="P3">При клике на меню слева, список справа должен отображать работы только определенной категории. Скрипт - </text:p>
        </text:list-item>
        <text:list-item>
          <text:p text:style-name="P3">При клике на картинку <text:s/>или название работы — открывается попап с увеличенным изображением. Скрипт - </text:p>
        </text:list-item>
      </text:list>
      <text:h text:style-name="Heading_20_2" text:outline-level="2">Testimonials</text:h>
      <text:list xml:id="list1176322462" text:style-name="L4">
        <text:list-item>
          <text:p text:style-name="P5"><text:s/>Порезать под галерею</text:p>
        </text:list-item>
      </text:list>
      <text:p text:style-name="Standard"/>
      <text:h text:style-name="Heading_20_2" text:outline-level="2">Contact</text:h>
      <text:list xml:id="list976394438" text:style-name="L5">
        <text:list-item>
          <text:p text:style-name="P4">Вставить любую гугл карт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2:12:03</meta:creation-date>
    <dc:date>2012-11-22T19:49:34</dc:date>
    <meta:editing-duration>PT2M14S</meta:editing-duration>
    <meta:editing-cycles>3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18" meta:word-count="161" meta:character-count="320" meta:non-whitespace-character-count="1047"/>
  </office:meta>
</office:document-meta>
</file>